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78cm" svg:height="2.384cm" svg:x="1cm" svg:y="4.018cm">
          <text:p text:style-name="P1"><text:span text:style-name="T1">Class WordCounter</text:span></text:p>
          <text:p text:style-name="P2"><text:span text:style-name="T2">-HashMap&lt;String,Integer&gt; wordCount;</text:span></text:p>
          <text:p text:style-name="P3"><text:span text:style-name="T2">+void countWords(String wordString)</text:span></text:p>
          <text:p text:style-name="P3"><text:span text:style-name="T2">+HashMap&lt;String,Integer&gt; sortTopWords(int numOfWord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264cm" svg:height="1.91cm" svg:x="1cm" svg:y="0.995cm">
          <text:p text:style-name="P1"><text:span text:style-name="T1">Class TextAnalyzer</text:span></text:p>
          <text:p text:style-name="P2"><text:span text:style-name="T3"/></text:p>
          <text:p text:style-name="P2"><text:span text:style-name="T2">+void 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503cm" svg:height="2.858cm" svg:x="1cm" svg:y="9.255cm">
          <text:p text:style-name="P1"><text:span text:style-name="T1">Class FileReader</text:span></text:p>
          <text:p text:style-name="P2"><text:span text:style-name="T3">Implements Readers</text:span></text:p>
          <text:p text:style-name="P2"><text:span text:style-name="T2">-File textFile</text:span></text:p>
          <text:p text:style-name="P2"><text:span text:style-name="T2">-String fileContents</text:span></text:p>
          <text:p text:style-name="P3"><text:span text:style-name="T2">+void readFile(BufferedReader fileRead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503cm" svg:height="1.91cm" svg:x="1cm" svg:y="12.747cm">
          <text:p text:style-name="P1"><text:span text:style-name="T1">Class HTMLFileReader</text:span></text:p>
          <text:p text:style-name="P3"><text:span text:style-name="T3">Extends FileReader</text:span></text:p>
          <text:p text:style-name="P3"><text:span text:style-name="T2">+void readFile(BufferedReader fileRead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819cm" svg:height="1.436cm" svg:x="1cm" svg:y="7.032cm">
          <text:p text:style-name="P1"><text:span text:style-name="T1">Interface Readers</text:span></text:p>
          <text:p text:style-name="P3"><text:span text:style-name="T2">+void read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30T14:43:40.740000000</meta:creation-date>
    <dc:date>2021-02-04T20:52:42.022000000</dc:date>
    <meta:editing-duration>PT3H22M57S</meta:editing-duration>
    <meta:editing-cycles>6</meta:editing-cycles>
    <meta:generator>LibreOffice/7.0.1.2$Windows_X86_64 LibreOffice_project/7cbcfc562f6eb6708b5ff7d7397325de9e764452</meta:generator>
    <meta:document-statistic meta:object-count="5"/>
  </office:meta>
</office:document-meta>
</file>